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normal" officeooo:rsid="006e7cab" officeooo:paragraph-rsid="000053b5" style:font-style-asian="normal" style:font-style-complex="normal"/>
    </style:style>
    <style:style style:name="P2" style:family="paragraph" style:parent-style-name="Standard">
      <style:text-properties fo:font-style="normal" officeooo:rsid="00747cf8" officeooo:paragraph-rsid="000053b5" style:font-style-asian="normal" style:font-style-complex="normal"/>
    </style:style>
    <style:style style:name="P3" style:family="paragraph" style:parent-style-name="Standard">
      <style:text-properties fo:font-style="normal" officeooo:rsid="006e7cab" officeooo:paragraph-rsid="000053b5" style:font-style-asian="normal" style:font-style-complex="normal"/>
    </style:style>
    <style:style style:name="P4" style:family="paragraph" style:parent-style-name="Standard">
      <style:text-properties fo:font-style="normal" officeooo:rsid="00700ad3" officeooo:paragraph-rsid="000053b5" style:font-style-asian="normal" style:font-style-complex="normal"/>
    </style:style>
    <style:style style:name="P5" style:family="paragraph" style:parent-style-name="Standard">
      <style:text-properties fo:font-style="normal" officeooo:rsid="00707c0e" officeooo:paragraph-rsid="000053b5" style:font-style-asian="normal" style:font-style-complex="normal"/>
    </style:style>
    <style:style style:name="P6" style:family="paragraph" style:parent-style-name="Standard">
      <style:text-properties fo:font-style="normal" officeooo:rsid="0071f224" officeooo:paragraph-rsid="000053b5" style:font-style-asian="normal" style:font-style-complex="normal"/>
    </style:style>
    <style:style style:name="P7" style:family="paragraph" style:parent-style-name="Standard">
      <style:text-properties fo:font-style="normal" officeooo:rsid="0071fc22" officeooo:paragraph-rsid="000053b5" style:font-style-asian="normal" style:font-style-complex="normal"/>
    </style:style>
    <style:style style:name="P8" style:family="paragraph" style:parent-style-name="Standard">
      <style:text-properties fo:font-style="normal" officeooo:rsid="0073a5e8" officeooo:paragraph-rsid="000053b5" style:font-style-asian="normal" style:font-style-complex="normal"/>
    </style:style>
    <style:style style:name="P9" style:family="paragraph" style:parent-style-name="Standard">
      <style:text-properties style:font-name="Dudu Cyryllic" fo:font-style="normal" officeooo:rsid="0073a5e8" officeooo:paragraph-rsid="000053b5" style:font-style-asian="normal" style:font-style-complex="normal"/>
    </style:style>
    <style:style style:name="P10" style:family="paragraph" style:parent-style-name="Standard">
      <style:text-properties style:font-name="Liberation Serif" fo:font-style="italic" officeooo:rsid="0073a5e8" officeooo:paragraph-rsid="000053b5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747cf8" officeooo:paragraph-rsid="000053b5" style:font-style-asian="italic" style:font-style-complex="italic"/>
    </style:style>
    <style:style style:name="T1" style:family="text">
      <style:text-properties officeooo:rsid="014638f2"/>
    </style:style>
    <style:style style:name="T2" style:family="text">
      <style:text-properties officeooo:rsid="0145470e"/>
    </style:style>
    <style:style style:name="T3" style:family="text">
      <style:text-properties officeooo:rsid="007e3671"/>
    </style:style>
    <style:style style:name="T4" style:family="text">
      <style:text-properties officeooo:rsid="01bbf15c"/>
    </style:style>
    <style:style style:name="T5" style:family="text">
      <style:text-properties officeooo:rsid="03573317"/>
    </style:style>
    <style:style style:name="T6" style:family="text">
      <style:text-properties officeooo:rsid="01bcc0c1"/>
    </style:style>
    <style:style style:name="T7" style:family="text">
      <style:text-properties officeooo:rsid="0071fc22"/>
    </style:style>
    <style:style style:name="T8" style:family="text">
      <style:text-properties officeooo:rsid="01bd11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>Я застегнул джинсы и Гриша дал мне из портфеля хорошее средство — «рефадин» в капсулах.</text:p>
      <text:p text:style-name="P3">Памятуя посулы Марии вылечить меня в случае венерического заболевания, я позвонил ей и она мне назначила придти в тот же вечер.</text:p>
      <text:p text:style-name="P3">Когда я объяснил, что у меня гоноре<text:span text:style-name="T2">я</text:span> и нужно добыть семя для анализа, она раскрыла постель и начала раздеваться. </text:p>
      <text:p text:style-name="P3">Я снова объяснил ей, что у меня гонорея, но она сказала, что это ничего.</text:p>
      <text:p text:style-name="P3">Тогда я тоже начал раздеваться, но предупредил, что соберу семя в пробирку. Она согласилась.</text:p>
      <text:p text:style-name="P3">Возможно, та её пружина предохраняет не только от беременности, но и от триппера тоже.</text:p>
      <text:p text:style-name="P3"/>
      <text:p text:style-name="P3">Я просто положил пробирку на тумбочку рядом с приёмником и мы приступили.</text:p>
      <text:p text:style-name="P3">Таис Афинская дала Александру Македонскому какое-то снадобье, чтоб они смогли заниматься этим всю ночь.</text:p>
      <text:p text:style-name="P3">Не могу сказать, что всю нашу ночь с Марией у меня была непрестанная эрекция.</text:p>
      <text:p text:style-name="P3">После её очередных «Ещё! Ещё!» мы отдыхали, а потом приступали вновь, потому что я не мог кончить до самого наступления рассвета.</text:p>
      <text:p text:style-name="P3">Может меня сдерживало соседство откупоренной ампулы? </text:p>
      <text:p text:style-name="P3">Не знаю, я не специалист.</text:p>
      <text:p text:style-name="P3">Уже при свете льющегося от балконной двери утра я сопроводил её «Ещё! Ещё!» своими стонами и выдернулся.</text:p>
      <text:p text:style-name="P3">- Нет! Нет!- <text:span text:style-name="T3">крикнула она вслед.-</text:span> В меня!</text:p>
      <text:p text:style-name="P3"><text:span text:style-name="T4">Н</text:span>о было поздно.</text:p>
      <text:p text:style-name="P3">С чувством исполнения долга, я излился в лабораторную пробирку и накрепко захлопнул <text:span text:style-name="T5">её</text:span> крыш<text:span text:style-name="T4">ечкой</text:span>.</text:p>
      <text:p text:style-name="P3"><text:span text:style-name="T4">Марии</text:span> <text:span text:style-name="T3">явно это </text:span>не <text:span text:style-name="T4">понравилось</text:span>, но таков был уговор.</text:p>
      <text:p text:style-name="P3"/>
      <text:p text:style-name="P3">Наивно <text:span text:style-name="T4">радуясь, что дело сделано</text:span>, я поспешил с пробиркой к Грише и <text:span text:style-name="T4">горделиво</text:span> показал, с таким трудом добытую, влагу за стеклом.</text:p>
      <text:p text:style-name="P3">Он снял свой белый докторский халат, взял большой мягкий портфель и мы покинули его рабочий кабинет.</text:p>
      <text:p text:style-name="P4">В тот день во многих местах Нежина можно было наблюдать <text:span text:style-name="T4">этот</text:span> портфель,<text:span text:style-name="T4"> сопровождаемый</text:span> <text:span text:style-name="T4">животрепещущими</text:span> движен<text:span text:style-name="T4">ьями</text:span> <text:s/>ягодиц <text:span text:style-name="T4">Гриши </text:span>с одной стороны и моей удручённо-встревоженной походкой с другой. </text:p>
      <text:p text:style-name="P4"><text:s/><text:span text:style-name="T6">Н</text:span>е отставала <text:span text:style-name="T6">и п</text:span>робирка, затаившись в заднем кармане моих джинсов <text:s/>с непроанализированным семенем.</text:p>
      <text:p text:style-name="P4">Мне кажется, Гриша искренне хотел помочь. </text:p>
      <text:p text:style-name="P4">Просто день оказался таким, что кож-вен не работал, в какой-то лаборатории кто-то уехал, в другой что-то кончилось и так далее. </text:p>
      <text:p text:style-name="P4">Часам к двум мы вчетвером — он, портфель, я и пробирка — оказались даже зачем-то на вокзале и решили, что хватит; симптомы и без анализа сходятся. </text:p>
      <text:p text:style-name="P4"/>
      <text:p text:style-name="P4">Пробирку я выбросил в трубообразную серую урну рядом с большим белым бюстом Ленина на полпути между вокзалом и высокой платформой. Там, <text:span text:style-name="T6">где </text:span>ещё, у стены багажного отделения, <text:s/>стояла <text:s/>телефонная будка в жёлто-красной масляной краске.</text:p>
      <text:p text:style-name="P4">Выбрасывать было жалко — как-то, типа, сроднил<text:span text:style-name="T2">и</text:span>с<text:span text:style-name="T2">ь</text:span>, да и досталась <text:span text:style-name="T2">она </text:span>такой дорогой ценой, но и таскать её дальше с собой не находилось причин.</text:p>
      <text:p text:style-name="P4">Я поехал в общагу, а потом снова вернулся на вокзал. Неделя заканчивалась и мне нужно было показаться в Конотопе, чтобы родители не переживали.</text:p>
      <text:p text:style-name="P4">До электрички оставалось ещё минут десять и меня вдруг что-то <text:span text:style-name="T6">так <text:s/>и </text:span>потянуло к бюсту <text:soft-page-break/>Ленина.</text:p>
      <text:p text:style-name="P4"><text:s/><text:span text:style-name="T5">То, что я там увидел, м</text:span>еня буквально ошарашило.</text:p>
      <text:p text:style-name="P4">Из жерла серой урны упруго и неудержимо выпирала густая зелёная поросль.</text:p>
      <text:p text:style-name="P4">Не сразу получилось догадаться, что это должно быть туда всунули <text:span text:style-name="T5">ветки</text:span> обстриженные <text:span text:style-name="T5">с кустов</text:span> вокруг <text:span text:style-name="T6">постамента с бюстом Ленина</text:span>.</text:p>
      <text:p text:style-name="P5"><text:span text:style-name="T6">Подошла электричка и, ш</text:span>агая по платформе к вагону, я напоследок гордо оглянулся — кусты кустами, но <text:span text:style-name="T5">до чего </text:span>в этом семени ядрёная сила! </text:p>
      <text:p text:style-name="P5">Если, <text:span text:style-name="T6">конечно, </text:span><text:s/>абстрагироваться от излишних подробностей.</text:p>
      <text:p text:style-name="P5"/>
      <text:p text:style-name="P5">«Рефадин» от Гриши придал моей моче <text:span text:style-name="T6">ярко</text:span> бардовую окраску и больше ничего. </text:p>
      <text:p text:style-name="P5"><text:span text:style-name="T6">Б</text:span>лагодаря капсулам я ссал жизнерадостно-бардовым и, <text:span text:style-name="T6">п</text:span>ревозмогая зуд и жжение, <text:s/>проклинал свою несдержанность с Люси Манчини.</text:p>
      <text:p text:style-name="P5">Мария тоже умыла руки, вероломно обидевшись, что я предпочёл какую-то стекляшку её природной вазе.</text:p>
      <text:p text:style-name="P5">Меня исцелила Ира. </text:p>
      <text:p text:style-name="P5">Просто отвела к своей знакомой пожилой женщине в какую-то детскую больницу барачного типа.</text:p>
      <text:p text:style-name="P5">Женщина в белом завела меня за ширму в коридоре, чтоб скрыть от взоров очереди. </text:p>
      <text:p text:style-name="P5">Я расстегнулся, чуть прогнулся и получил укол в ягодицу. И всё. Больше ничего не потребовалось.</text:p>
      <text:p text:style-name="P5">И наступило лето.</text:p>
      <text:p text:style-name="P5"/>
      <text:p text:style-name="P6">Как я провёл лето.</text:p>
      <text:p text:style-name="P6">Как и любое ничем не примечательное лето — пристойно, прилежно, трудолюбиво.</text:p>
      <text:p text:style-name="P6">Прежде всего я стал селекционером — <text:span text:style-name="T6">так</text:span> за бугром называют мичуринцев.</text:p>
      <text:p text:style-name="P6">Среди грядок вскопанных в конце огорода на Декабристов 13 <text:span text:style-name="T2">стали </text:span>р<text:span text:style-name="T2">а</text:span>с<text:span text:style-name="T2">т</text:span>и и креп<text:span text:style-name="T2">нуть</text:span> дружные всходы конопли.</text:p>
      <text:p text:style-name="P6">Посевным материалом послужили семена из награбленных у соседа кустов. Хотя называть их «кустами» язык не поворачивается. <text:span text:style-name="T7">Они больше смахивают на раскидистые саженцы молодых деревьев.</text:span></text:p>
      <text:p text:style-name="P7">Деревца дружно разрастались и буйно устремлялись вверх, превращаясь в плотную стену, которую, разумеется, необходимо прореживать в ходе селекционной выбраковки. </text:p>
      <text:p text:style-name="P7">С улицы эту стену не видно, но от соседей ничего не утаишь.</text:p>
      <text:p text:style-name="P7"/>
      <text:p text:style-name="P7">Соседка справа спросила мою мать о назначении выращиваемой культуры.</text:p>
      <text:p text:style-name="P7"><text:s/>Мать ответила, что конопля обильно производит семечки — такие маленькие, круглые — и на Базаре их просто <text:span text:style-name="T6">с руками рвут</text:span> любители канареек, на корм своим <text:span text:style-name="T6">пернатым певуньям</text:span>.</text:p>
      <text:p text:style-name="P7">Ах, до чего изобретательна материнская любовь! </text:p>
      <text:p text:style-name="P7">Я б в жизнь не догадался прогнать такую дуру; наплёл бы что-нибудь о компрессах и ножных ваннах от варикоза с отложением солей. <text:s/></text:p>
      <text:p text:style-name="P7"><text:span text:style-name="T6">А</text:span> это было бы ошибкой, потому что на Посёлке канареек никто не держит, а ветеранов труда с подорванным здоровьем сколько угодно. </text:p>
      <text:p text:style-name="P7"><text:span text:style-name="T6">Излишняя</text:span> реклама может <text:span text:style-name="T8">нанести урон</text:span> деловой деятельности.</text:p>
      <text:p text:style-name="P8">Кстати, вопрос задавала жена ограбленного соседа, который помимо пенсии пристроился ещё и сторожем в ПМС. </text:p>
      <text:p text:style-name="P9"/>
      <text:p text:style-name="P10"><text:span text:style-name="T2">(...и</text:span> в этом нет моей вины, что сокращённое название Путевой Машинной Станции совпадает с аббревиатурой предменструального синдрома...<text:span text:style-name="T2">)</text:span></text:p>
      <text:p text:style-name="P10"/>
      <text:p text:style-name="P8">Особых угрызений совести я не испытывал — <text:s/><text:span text:style-name="T8">на его грядке </text:span>после грабительского налёта <text:span text:style-name="T8">осталось </text:span>вполне достаточно, чтоб он дотянул до следующего сезона. </text:p>
      <text:p text:style-name="P8"/>
      <text:p text:style-name="P10"><text:soft-page-break/><text:span text:style-name="T2">(...э</text:span>то лишь теперь, ретроспективно, возникает мысль о возможности наличия у него своих клиентов с канарейками...<text:span text:style-name="T2">)</text:span></text:p>
      <text:p text:style-name="P10"/>
      <text:p text:style-name="P8">К тому времени минуло уже несколько лет, как мать моя перетрудоустроилась из КЭМЗа в Рембазу, где занималась комплектацией не знаю чего для вертолётов. </text:p>
      <text:p text:style-name="P8">Физически работа её не изнуряла и, вернувшись домой после рабочего дня, она <text:span text:style-name="T2">частенько</text:span> делилась новостями об отношениях в коллективе комплектовки, где трудились одни только женщины за исключением начальника и мастера. </text:p>
      <text:p text:style-name="P2">На работе она исполняла роль конфликтотушителя и забавлялась игрой в комплименты. То есть, сказа<text:span text:style-name="T8">в</text:span> кому-либо очередную приятность, она <text:span text:style-name="T8">её </text:span>засчитывала себе как очко.</text:p>
      <text:p text:style-name="P11"/>
      <text:p text:style-name="P11"><text:span text:style-name="T1">(...н</text:span>ужна хорошая школа, чтобы одаривая комплиментами не скатиться в повторение уже сказанного...<text:span text:style-name="T1">)</text:span></text:p>
      <text:p text:style-name="P11"/>
      <text:p text:style-name="P2">Иногда начальник комплектовки крутил головой, приговаривая:</text:p>
      <text:p text:style-name="P2">- Вот ведь жидовка! И тут умудрилась.</text:p>
      <text:p text:style-name="P2">А мать моя радостно смеялась ему в ответ, <text:s text:c="2"/><text:span text:style-name="T1">смеялась и </text:span>дома, пересказывая свой новый зачётный комплимен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54:08.148486413</meta:creation-date>
    <dc:date>2017-03-02T17:54:12.731070214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5" meta:word-count="967" meta:character-count="6439" meta:non-whitespace-character-count="5495"/>
    <meta:generator>LibreOffice/4.3.3.2$Linux_x86 LibreOffice_project/430m0$Build-2</meta:generator>
  </office:meta>
</office:document-meta>
</file>